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G14];[.K14];[.O14]))+(0.3*AVERAGE([.H14];[.L14];[.P14]))+(0.3*AVERAGE([.I14];[.M14];[.Q14]))+(0.3*[.S14])" office:value-type="float" office:value="9.59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oph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0" office:value-type="string" calcext:value-type="string">
            <text:p>Julian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G16];[.K16];[.O16]))+(0.3*AVERAGE([.H16];[.L16];[.P16]))+(0.3*AVERAGE([.I16];[.M16];[.Q16]))+(0.3*[.S16])" office:value-type="float" office:value="8.54" calcext:value-type="float">
            <text:p>8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 B.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G17];[.K17];[.O17]))+(0.3*AVERAGE([.H17];[.L17];[.P17]))+(0.3*AVERAGE([.I17];[.M17];[.Q17]))+(0.3*[.S17])" office:value-type="float" office:value="8.34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54" office:value-type="float" office:value="8" calcext:value-type="float">
            <text:p>8.0</text:p>
          </table:table-cell>
          <table:table-cell/>
          <table:table-cell table:style-name="ce71" office:value-type="string" calcext:value-type="string">
            <text:p>Pabl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8];[.K18];[.O18]))+(0.3*AVERAGE([.H18];[.L18];[.P18]))+(0.3*AVERAGE([.I18];[.M18];[.Q18]))+(0.3*[.S18])" office:value-type="float" office:value="8.98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G19];[.K19];[.O19]))+(0.3*AVERAGE([.H19];[.L19];[.P19]))+(0.3*AVERAGE([.I19];[.M19];[.Q19]))+(0.3*[.S19])" office:value-type="float" office:value="9.71" calcext:value-type="float">
            <text:p>9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Erik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G20];[.K20];[.O20]))+(0.3*AVERAGE([.H20];[.L20];[.P20]))+(0.3*AVERAGE([.I20];[.M20];[.Q20]))+(0.3*[.S20])" office:value-type="float" office:value="9.38" calcext:value-type="float">
            <text:p>9.4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Diana C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G21];[.K21];[.O21]))+(0.3*AVERAGE([.H21];[.L21];[.P21]))+(0.3*AVERAGE([.I21];[.M21];[.Q21]))+(0.3*[.S21])" office:value-type="float" office:value="7.66" calcext:value-type="float">
            <text:p>7.7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4" office:value-type="float" office:value="6.2" calcext:value-type="float">
            <text:p>6.2</text:p>
          </table:table-cell>
          <table:table-cell/>
          <table:table-cell table:style-name="ce71" office:value-type="string" calcext:value-type="string">
            <text:p>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G22];[.K22];[.O22]))+(0.3*AVERAGE([.H22];[.L22];[.P22]))+(0.3*AVERAGE([.I22];[.M22];[.Q22]))+(0.3*[.S22])" office:value-type="float" office:value="9.45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g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G23];[.K23];[.O23]))+(0.3*AVERAGE([.H23];[.L23];[.P23]))+(0.3*AVERAGE([.I23];[.M23];[.Q23]))+(0.3*[.S23])" office:value-type="float" office:value="5.59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8" calcext:value-type="float">
            <text:p>5.8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4"/>
          <table:table-cell/>
          <table:table-cell table:style-name="ce71" office:value-type="string" calcext:value-type="string">
            <text:p>Nahom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Cec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G25];[.K25];[.O25]))+(0.3*AVERAGE([.H25];[.L25];[.P25]))+(0.3*AVERAGE([.I25];[.M25];[.Q25]))+(0.3*[.S25])" office:value-type="float" office:value="7.59" calcext:value-type="float">
            <text:p>7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table:style-name="ce54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Marle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table:formula="of:=(0.1*AVERAGE([.G26];[.K26];[.O26]))+(0.3*AVERAGE([.H26];[.L26];[.P26]))+(0.3*AVERAGE([.I26];[.M26];[.Q26]))+(0.3*[.S26])" office:value-type="float" office:value="5.34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9" calcext:value-type="float">
            <text:p>5.9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/>
          <table:table-cell/>
          <table:table-cell table:style-name="ce71" office:value-type="string" calcext:value-type="string">
            <text:p>Sami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G27];[.K27];[.O27]))+(0.3*AVERAGE([.H27];[.L27];[.P27]))+(0.3*AVERAGE([.I27];[.M27];[.Q27]))+(0.3*[.S27])" office:value-type="float" office:value="9.63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Al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office:value-type="float" office:value="5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0" calcext:value-type="float">
            <text:p>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D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G29];[.K29];[.O29]))+(0.3*AVERAGE([.H29];[.L29];[.P29]))+(0.3*AVERAGE([.I29];[.M29];[.Q29]))+(0.3*[.S29])" office:value-type="float" office:value="9.18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Jacque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G30];[.K30];[.O30]))+(0.3*AVERAGE([.H30];[.L30];[.P30]))+(0.3*AVERAGE([.I30];[.M30];[.Q30]))+(0.3*[.S30])" office:value-type="float" office:value="9.51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es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G31];[.K31];[.O31]))+(0.3*AVERAGE([.H31];[.L31];[.P31]))+(0.3*AVERAGE([.I31];[.M31];[.Q31]))+(0.3*[.S31])" office:value-type="float" office:value="9.61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Bec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Final Grade elevated (merit boost)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11:03:21.954633027</dc:date>
    <meta:editing-duration>P2DT18H36M59S</meta:editing-duration>
    <meta:editing-cycles>547</meta:editing-cycles>
    <meta:generator>LibreOffice/7.3.7.2$Linux_X86_64 LibreOffice_project/30$Build-2</meta:generator>
    <meta:document-statistic meta:table-count="1" meta:cell-count="285" meta:object-count="0"/>
  </office:meta>
</office:document-meta>
</file>